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Scripts/beanshell/timer/parcel-descriptor.xml"/>
  <manifest:file-entry manifest:media-type="" manifest:full-path="Scripts/beanshell/timer/timer.bsh"/>
  <manifest:file-entry manifest:media-type="application/binary" manifest:full-path="Scripts/beanshell/timer/"/>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13cm"/>
    </style:style>
    <style:style style:name="co3" style:family="table-column">
      <style:table-column-properties fo:break-before="auto" style:column-width="7.29cm"/>
    </style:style>
    <style:style style:name="co4" style:family="table-column">
      <style:table-column-properties fo:break-before="auto" style:column-width="4.452cm"/>
    </style:style>
    <style:style style:name="co5" style:family="table-column">
      <style:table-column-properties fo:break-before="auto" style:column-width="3.163cm"/>
    </style:style>
    <style:style style:name="co6" style:family="table-column">
      <style:table-column-properties fo:break-before="auto" style:column-width="2.829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cm" fo:break-before="auto" style:use-optimal-row-height="false"/>
    </style:style>
    <style:style style:name="ro5" style:family="table-row">
      <style:table-row-properties style:row-height="0.473cm" fo:break-before="auto" style:use-optimal-row-height="false"/>
    </style:style>
    <style:style style:name="ro6" style:family="table-row">
      <style:table-row-properties style:row-height="0.499cm" fo:break-before="auto" style:use-optimal-row-height="false"/>
    </style:style>
    <style:style style:name="ro7" style:family="table-row">
      <style:table-row-properties style:row-height="0.623cm" fo:break-before="auto" style:use-optimal-row-height="true"/>
    </style:style>
    <style:style style:name="ro8"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ext-properties style:text-underline-style="solid" style:text-underline-width="auto" style:text-underline-color="font-color" fo:font-weight="bold"/>
    </style:style>
    <style:style style:name="ce3" style:family="table-cell" style:parent-style-name="Default">
      <style:text-properties fo:font-size="14pt"/>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start" fo:margin-left="0cm"/>
      <style:text-properties style:text-underline-style="solid" style:text-underline-width="auto" style:text-underline-color="font-color" fo:font-weight="bold"/>
    </style:style>
    <style:style style:name="ce6" style:family="table-cell" style:parent-style-name="Default">
      <style:text-properties fo:font-size="12pt"/>
    </style:style>
    <style:style style:name="ce7" style:family="table-cell" style:parent-style-name="Default">
      <style:text-properties fo:font-style="italic"/>
    </style:style>
    <style:style style:name="ce8" style:family="table-cell" style:parent-style-name="Default">
      <style:text-properties fo:font-size="24pt" fo:font-style="normal" fo:font-weight="bold"/>
    </style:style>
    <style:style style:name="ce9" style:family="table-cell" style:parent-style-name="Default">
      <style:text-properties fo:font-size="24pt" fo:font-style="normal" fo:font-weight="normal"/>
    </style:style>
    <style:style style:name="ce10" style:family="table-cell" style:parent-style-name="Default">
      <style:text-properties fo:font-size="24pt"/>
    </style:style>
    <style:style style:name="P1" style:family="paragraph">
      <style:paragraph-properties fo:text-align="center"/>
    </style:style>
  </office:automatic-styles>
  <office:body>
    <office:spreadsheet>
      <table:table table:name="Sheet1"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RT Ope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Module1.Realterm_Open?language=Basic&amp;location=document"/>
                <script:event-listener script:language="ooo:script" script:event-name="dom:mousedown" xlink:href="vnd.sun.star.script:Standard.Module1.Realterm_Open?language=Basic&amp;location=document"/>
              </office:event-listeners>
            </form:button>
            <form:button form:name="PushButton2" form:control-implementation="ooo:com.sun.star.form.component.CommandButton" form:id="control2" form:label="RT Clo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Module1.Realterm_Close?language=Basic&amp;location=document"/>
                <script:event-listener script:language="ooo:script" script:event-name="dom:mousedown" xlink:href="vnd.sun.star.script:Standard.Module1.Realterm_Close?language=Basic&amp;location=document"/>
              </office:event-listeners>
            </form:button>
            <form:button form:name="PushButton3" form:control-implementation="ooo:com.sun.star.form.component.CommandButton" form:id="control3" form:label="RT Hid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Hides Realterm to the system tray"/>
              </form:properties>
              <office:event-listeners>
                <script:event-listener script:language="ooo:script" script:event-name="dom:mousedown" xlink:href="vnd.sun.star.script:Standard.Module1.Realterm_Hide?language=Basic&amp;location=document"/>
              </office:event-listeners>
            </form:button>
            <form:button form:name="PushButton4" form:control-implementation="ooo:com.sun.star.form.component.CommandButton" form:id="control4" form:label="Send Cell A1 to 4 digit LE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ealterm_SendCellToLED?language=Basic&amp;location=document"/>
              </office:event-listeners>
            </form:button>
            <form:button form:name="PushButton" form:control-implementation="ooo:com.sun.star.form.component.CommandButton" form:id="control5" form:label="Xray Sheet Objec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XraySheetObject?language=Basic&amp;location=document"/>
              </office:event-listeners>
            </form:button>
            <form:button form:name="PushButton5" form:control-implementation="ooo:com.sun.star.form.component.CommandButton" form:id="control6" form:label="Xray Cell Objec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XrayCellObject?language=Basic&amp;location=document"/>
              </office:event-listeners>
            </form:button>
            <form:button form:name="PushButton6" form:control-implementation="ooo:com.sun.star.form.component.CommandButton" form:id="control7" form:label="Xray Realterm Objec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XrayRealtermObject?language=Basic&amp;location=document"/>
              </office:event-listeners>
            </form:button>
            <form:button form:name="PushButton7" form:control-implementation="ooo:com.sun.star.form.component.CommandButton" form:id="control8" form:label="Read TMP100 Temperature Sensor to Displa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eadTempAndDisplay?language=Basic&amp;location=document"/>
              </office:event-listeners>
            </form:button>
            <form:button form:name="PushButton8" form:control-implementation="ooo:com.sun.star.form.component.CommandButton" form:id="control9" form:label="Set Com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ealterm_SetComClick1?language=Basic&amp;location=document"/>
              </office:event-listeners>
            </form:button>
            <form:button form:name="PushButton9" form:control-implementation="ooo:com.sun.star.form.component.CommandButton" form:id="control10" form:label="Set Comport to Remo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ealterm_SetComClick2?language=Basic&amp;location=document"/>
              </office:event-listeners>
            </form:button>
            <form:button form:name="PushButton10" form:control-implementation="ooo:com.sun.star.form.component.CommandButton" form:id="control11" form:label="Read Sensirion Temp &amp; Humidty Senso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eadSensirion?language=Basic&amp;location=document"/>
              </office:event-listeners>
            </form:button>
            <form:button form:name="PushButton11" form:control-implementation="ooo:com.sun.star.form.component.CommandButton" form:id="control12" form:label="Read LightSensor TSL2550"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eadTSL2550?language=Basic&amp;location=document"/>
              </office:event-listeners>
            </form:button>
            <form:button form:name="PushButton12" form:control-implementation="ooo:com.sun.star.form.component.CommandButton" form:id="control13" form:label="CreateDemoTimer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reateDemoTimers?language=Basic&amp;location=document"/>
              </office:event-listeners>
            </form:button>
            <form:button form:name="PushButton13" form:control-implementation="ooo:com.sun.star.form.component.CommandButton" form:id="control14" form:label="AutoRun (2sec tim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tartTempUpdateTimer?language=Basic&amp;location=document"/>
              </office:event-listeners>
            </form:button>
          </form:form>
        </office:forms>
        <table:table-column table:style-name="co1" table:default-cell-style-name="Default"/>
        <table:table-column table:style-name="co2" table:default-cell-style-name="ce4"/>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2" table:default-cell-style-name="Default"/>
        <table:table-column table:style-name="co6" table:default-cell-style-name="Default"/>
        <table:table-row table:style-name="ro1">
          <table:table-cell table:style-name="ce1" office:value-type="float" office:value="123">
            <text:p>123</text:p>
          </table:table-cell>
          <table:table-cell>
            <draw:control table:end-cell-address="Sheet1.C2" table:end-x="2.4cm" table:end-y="0.035cm" draw:z-index="3" draw:text-style-name="P1" svg:width="4.593cm" svg:height="1.076cm" svg:x="0.609cm" svg:y="0cm" draw:control="control4"/>
          </table:table-cell>
          <table:table-cell/>
          <table:table-cell office:value-type="string">
            <text:p>This uses the 4 digit M5451 LED or LCD display module, attached to an I2C2PC adaptor</text:p>
          </table:table-cell>
          <table:table-cell table:number-columns-repeated="6"/>
        </table:table-row>
        <table:table-row table:style-name="ro2">
          <table:table-cell table:number-columns-repeated="3"/>
          <table:table-cell office:value-type="string">
            <text:p>For more information about the displays and the I2C-2-PC adaptor that drives them go to: </text:p>
          </table:table-cell>
          <table:table-cell table:number-columns-repeated="6"/>
        </table:table-row>
        <table:table-row table:style-name="ro3">
          <table:table-cell>
            <draw:control table:end-cell-address="Sheet1.B5" table:end-x="0.499cm" table:end-y="0.02cm" draw:z-index="0" draw:text-style-name="P1" svg:width="2.562cm" svg:height="0.9cm" svg:x="0.194cm" svg:y="0.042cm" draw:control="control1"/>
          </table:table-cell>
          <table:table-cell>
            <draw:control table:end-cell-address="Sheet1.C5" table:end-x="0.981cm" table:end-y="0.01cm" draw:z-index="2" draw:text-style-name="P1" svg:width="2.701cm" svg:height="0.863cm" svg:x="1.082cm" svg:y="0.069cm" draw:control="control3"/>
          </table:table-cell>
          <table:table-cell>
            <draw:control table:end-cell-address="Sheet1.C5" table:end-x="4.404cm" table:end-y="0.066cm" draw:z-index="1" draw:text-style-name="P1" svg:width="2.728cm" svg:height="0.907cm" svg:x="1.675cm" svg:y="0.081cm" draw:control="control2"/>
          </table:table-cell>
          <table:table-cell office:value-type="string">
            <text:p><text:a xlink:href="http://www.i2cchip.com/digital_display_module.html">http://www.i2cchip.com/digital_display_module.html</text:a></text:p>
          </table:table-cell>
          <table:table-cell table:number-columns-repeated="6"/>
        </table:table-row>
        <table:table-row table:style-name="ro2">
          <table:table-cell/>
          <table:table-cell table:style-name="ce5"/>
          <table:table-cell table:style-name="ce2"/>
          <table:table-cell table:number-columns-repeated="7"/>
        </table:table-row>
        <table:table-row table:style-name="ro2">
          <table:table-cell table:number-columns-repeated="2"/>
          <table:table-cell>
            <draw:control table:end-cell-address="Sheet1.D7" table:end-x="3.519cm" table:end-y="0.011cm" draw:z-index="13" draw:text-style-name="P1" svg:width="3.536cm" svg:height="1.022cm" svg:x="7.244cm" svg:y="0.436cm" draw:control="control14"/>
          </table:table-cell>
          <table:table-cell/>
          <table:table-cell office:value-type="string">
            <text:p>Hex Data</text:p>
          </table:table-cell>
          <table:table-cell office:value-type="string">
            <text:p>Decimal</text:p>
          </table:table-cell>
          <table:table-cell office:value-type="string">
            <text:p>Temperature</text:p>
          </table:table-cell>
          <table:table-cell office:value-type="string">
            <text:p>Hex</text:p>
          </table:table-cell>
          <table:table-cell office:value-type="string">
            <text:p>Decimal</text:p>
          </table:table-cell>
          <table:table-cell/>
        </table:table-row>
        <table:table-row table:style-name="ro4">
          <table:table-cell/>
          <table:table-cell>
            <draw:control table:end-cell-address="Sheet1.C6" table:end-x="4.906cm" table:end-y="0.974cm" draw:z-index="7" draw:text-style-name="P1" svg:width="7.627cm" svg:height="0.887cm" svg:x="0.081cm" svg:y="0.086cm" draw:control="control8"/>
          </table:table-cell>
          <table:table-cell table:number-columns-repeated="2"/>
          <table:table-cell office:value-type="string">
            <text:p>1080</text:p>
          </table:table-cell>
          <table:table-cell table:formula="oooc:=DECIMAL([.E6];16)" office:value-type="float" office:value="4224">
            <text:p>4224</text:p>
          </table:table-cell>
          <table:table-cell table:style-name="ce8" table:formula="oooc:=[.F6]*(128/32768)" office:value-type="float" office:value="16.5">
            <text:p>16.5</text:p>
          </table:table-cell>
          <table:table-cell table:number-columns-repeated="2"/>
          <table:table-cell office:value-type="string">
            <text:p>Humidity</text:p>
          </table:table-cell>
        </table:table-row>
        <table:table-row table:style-name="ro4">
          <table:table-cell/>
          <table:table-cell>
            <draw:control table:end-cell-address="Sheet1.C7" table:end-x="4.989cm" table:end-y="0.944cm" draw:z-index="10" draw:text-style-name="P1" svg:width="7.683cm" svg:height="0.913cm" svg:x="0.108cm" svg:y="0.03cm" draw:control="control11"/>
            <draw:control table:end-cell-address="Sheet1.C8" table:end-x="4.989cm" table:end-y="0.942cm" draw:z-index="11" draw:text-style-name="P1" svg:width="7.599cm" svg:height="0.994cm" svg:x="0.192cm" svg:y="0.943cm" draw:control="control12"/>
          </table:table-cell>
          <table:table-cell table:number-columns-repeated="2"/>
          <table:table-cell office:value-type="string">
            <text:p>1797</text:p>
          </table:table-cell>
          <table:table-cell table:formula="oooc:=DECIMAL([.E7];16)" office:value-type="float" office:value="6039">
            <text:p>6039</text:p>
          </table:table-cell>
          <table:table-cell table:style-name="ce9" table:formula="oooc:=-40+0.01*[.F7]" office:value-type="float" office:value="20.39">
            <text:p>20.39</text:p>
          </table:table-cell>
          <table:table-cell office:value-type="string">
            <text:p>06CE</text:p>
          </table:table-cell>
          <table:table-cell table:formula="oooc:=DECIMAL([.H7];16)" office:value-type="float" office:value="1742">
            <text:p>1742</text:p>
          </table:table-cell>
          <table:table-cell table:style-name="ce10" table:formula="oooc:=-4+(0.0405*[.I7])+(-2.8*10^-6*[.I7]*[.I7])" office:value-type="float" office:value="58.0542208">
            <text:p>58.05</text:p>
          </table:table-cell>
        </table:table-row>
        <table:table-row table:style-name="ro4">
          <table:table-cell>
            <draw:control table:end-cell-address="Sheet1.C9" table:end-x="0.09cm" table:end-y="0.912cm" draw:z-index="8" draw:text-style-name="P1" svg:width="3.814cm" svg:height="0.967cm" svg:x="1.336cm" svg:y="0.941cm" draw:control="control9"/>
          </table:table-cell>
          <table:table-cell table:number-columns-repeated="3"/>
          <table:table-cell office:value-type="string">
            <text:p>A9</text:p>
          </table:table-cell>
          <table:table-cell table:formula="oooc:=DECIMAL([.E8];16)-128" office:value-type="float" office:value="41">
            <text:p>41</text:p>
          </table:table-cell>
          <table:table-cell table:style-name="ce8"/>
          <table:table-cell/>
          <table:table-cell table:formula="oooc:=DECIMAL([.H8];16)-128" office:value-type="float" office:value="-128">
            <text:p>-128</text:p>
          </table:table-cell>
          <table:table-cell/>
        </table:table-row>
        <table:table-row table:style-name="ro4">
          <table:table-cell table:number-columns-repeated="2"/>
          <table:table-cell table:style-name="ce1" office:value-type="float" office:value="1">
            <text:p>1</text:p>
          </table:table-cell>
          <table:table-cell table:number-columns-repeated="3"/>
          <table:table-cell table:style-name="ce8"/>
          <table:table-cell table:number-columns-repeated="3"/>
        </table:table-row>
        <table:table-row table:style-name="ro4">
          <table:table-cell>
            <draw:control table:end-cell-address="Sheet1.B10" table:end-x="2.754cm" table:end-y="0.935cm" draw:z-index="9" draw:text-style-name="P1" svg:width="3.758cm" svg:height="0.913cm" svg:x="1.253cm" svg:y="0.021cm" draw:control="control10"/>
          </table:table-cell>
          <table:table-cell/>
          <table:table-cell table:style-name="ce1" office:value-type="string">
            <text:p>127.0.0.1:telnet</text:p>
          </table:table-cell>
          <table:table-cell office:value-type="string">
            <text:p>Realterm can connect across the network to remote hardware, attached to the serial port of another PC</text:p>
          </table:table-cell>
          <table:table-cell table:number-columns-repeated="2"/>
          <table:table-cell table:style-name="ce8"/>
          <table:table-cell table:number-columns-repeated="3"/>
        </table:table-row>
        <table:table-row table:style-name="ro4">
          <table:table-cell office:value-type="string">
            <text:p>TMP100 Sensor is attached to I2C Bus#1, Display to Bus#2, Sensirion to Bus #3</text:p>
          </table:table-cell>
          <table:table-cell table:number-columns-repeated="5"/>
          <table:table-cell table:style-name="ce8"/>
          <table:table-cell table:number-columns-repeated="3"/>
        </table:table-row>
        <table:table-row table:style-name="ro4">
          <table:table-cell office:value-type="string">
            <text:p>The excel example is a bit more sophisticated, as it automatically opens Realterm, and updates when cells change etc.</text:p>
          </table:table-cell>
          <table:table-cell table:number-columns-repeated="9"/>
        </table:table-row>
        <table:table-row table:style-name="ro2">
          <table:table-cell office:value-type="string">
            <text:p>Please feel free to send us a more sophisticated example.</text:p>
          </table:table-cell>
          <table:table-cell table:number-columns-repeated="9"/>
        </table:table-row>
        <table:table-row table:style-name="ro4">
          <table:table-cell office:value-type="string">
            <text:p>The built in help for Basic is useless. The Sun documentation on the web is usable.</text:p>
          </table:table-cell>
          <table:table-cell table:number-columns-repeated="9"/>
        </table:table-row>
        <table:table-row table:style-name="ro5">
          <table:table-cell office:value-type="string">
            <text:p><text:a xlink:href="http://api.openoffice.org/TipsAndTricks/external.html">http://api.openoffice.org/TipsAndTricks/external.html</text:a></text:p>
          </table:table-cell>
          <table:table-cell table:number-columns-repeated="9"/>
        </table:table-row>
        <table:table-row table:style-name="ro4">
          <table:table-cell office:value-type="string">
            <text:p>Documentation of the Realterm COM interface is at </text:p>
          </table:table-cell>
          <table:table-cell table:number-columns-repeated="9"/>
        </table:table-row>
        <table:table-row table:style-name="ro3">
          <table:table-cell office:value-type="string">
            <text:p><text:a xlink:href="http://realterm.sourceforge.net/#ActiveX%20Interface">http://realterm.sourceforge.net/#ActiveXInterface</text:a></text:p>
          </table:table-cell>
          <table:table-cell table:number-columns-repeated="9"/>
        </table:table-row>
        <table:table-row table:style-name="ro4">
          <table:table-cell table:style-name="ce2" office:value-type="string">
            <text:p>Note:</text:p>
          </table:table-cell>
          <table:table-cell table:number-columns-repeated="9"/>
        </table:table-row>
        <table:table-row table:style-name="ro2">
          <table:table-cell office:value-type="string">
            <text:p>To view and edit the macros:</text:p>
          </table:table-cell>
          <table:table-cell table:number-columns-repeated="9"/>
        </table:table-row>
        <table:table-row table:style-name="ro2">
          <table:table-cell office:value-type="string">
            <text:p>Go to “Tools” -&gt; “Macros” -&gt; “Organize Macros” -&gt; “OpenOffice Basic”</text:p>
          </table:table-cell>
          <table:table-cell table:number-columns-repeated="3"/>
          <table:table-cell office:value-type="string">
            <text:p>(Note that the “timer” module is Java/Beanshell and is under <text:s/>“Tools” -&gt; “Macros” -&gt; “Organize Macros” -&gt; “Beanshell”</text:p>
          </table:table-cell>
          <table:table-cell table:number-columns-repeated="5"/>
        </table:table-row>
        <table:table-row table:style-name="ro6">
          <table:table-cell office:value-type="string">
            <text:p>Select <text:s/>RealtermDemo.ods -&gt; Module1 and click “EDIT”</text:p>
          </table:table-cell>
          <table:table-cell table:number-columns-repeated="9"/>
        </table:table-row>
        <table:table-row table:style-name="ro2">
          <table:table-cell table:number-columns-repeated="3"/>
          <table:table-cell table:style-name="ce7"/>
          <table:table-cell table:number-columns-repeated="6"/>
        </table:table-row>
        <table:table-row table:style-name="ro2">
          <table:table-cell table:number-columns-repeated="10"/>
        </table:table-row>
        <table:table-row table:style-name="ro2">
          <table:table-cell office:value-type="string">
            <text:p>You may find the Xray tool is useful as it allows object inspection. Once you have installed it, then these buttons bring up an object inspector (it is good for the OOO objects, but not so informative about Realterm)</text:p>
          </table:table-cell>
          <table:table-cell table:number-columns-repeated="9"/>
        </table:table-row>
        <table:table-row table:style-name="ro2">
          <table:table-cell office:value-type="string">
            <text:p>http://www.ooomacros.org/dev.php</text:p>
          </table:table-cell>
          <table:table-cell table:number-columns-repeated="9"/>
        </table:table-row>
        <table:table-row table:style-name="ro3">
          <table:table-cell office:value-type="string">
            <text:p><text:a xlink:href="http://sourceforge.net/project/showfiles.php?group_id=87718&amp;package_id=101416">http://sourceforge.net/project/showfiles.php?group_id=87718&amp;package_id=101416</text:a></text:p>
          </table:table-cell>
          <table:table-cell table:number-columns-repeated="9"/>
        </table:table-row>
        <table:table-row table:style-name="ro2" table:number-rows-repeated="2">
          <table:table-cell table:number-columns-repeated="10"/>
        </table:table-row>
        <table:table-row table:style-name="ro2">
          <table:table-cell>
            <draw:control table:end-cell-address="Sheet1.B31" table:end-x="2.002cm" table:end-y="0.427cm" draw:z-index="4" draw:text-style-name="P1" svg:width="3.423cm" svg:height="1.097cm" svg:x="0.836cm" svg:y="0.232cm" draw:control="control5"/>
          </table:table-cell>
          <table:table-cell/>
          <table:table-cell>
            <draw:control table:end-cell-address="Sheet1.C31" table:end-x="4.349cm" table:end-y="0.428cm" draw:z-index="5" draw:text-style-name="P1" svg:width="3.508cm" svg:height="1.036cm" svg:x="0.84cm" svg:y="0.294cm" draw:control="control6"/>
            <draw:control table:end-cell-address="Sheet1.D32" table:end-x="1.93cm" table:end-y="0.005cm" draw:z-index="6" draw:text-style-name="P1" svg:width="3.062cm" svg:height="1.037cm" svg:x="6.129cm" svg:y="0.322cm" draw:control="control7"/>
          </table:table-cell>
          <table:table-cell table:number-columns-repeated="7"/>
        </table:table-row>
        <table:table-row table:style-name="ro2" table:number-rows-repeated="3">
          <table:table-cell table:number-columns-repeated="10"/>
        </table:table-row>
        <table:table-row table:style-name="ro7">
          <table:table-cell table:style-name="ce3" office:value-type="string">
            <text:p>Timers: </text:p>
          </table:table-cell>
          <table:table-cell office:value-type="string">
            <text:p>Unfortunately at appears OOBasic cannot support callbacks from Realterm, and has no built in timers. The solution is to use Java/Beanshell. </text:p>
          </table:table-cell>
          <table:table-cell table:number-columns-repeated="8"/>
        </table:table-row>
        <table:table-row table:style-name="ro7">
          <table:table-cell table:style-name="ce3"/>
          <table:table-cell office:value-type="string">
            <text:p>The timer module is under beanshell. In the OOBasic module there is an example of using it from OOBasic. Click the button below to make the cells update 5 times using the timer....</text:p>
          </table:table-cell>
          <table:table-cell table:number-columns-repeated="8"/>
        </table:table-row>
        <table:table-row table:style-name="ro8">
          <table:table-cell/>
          <table:table-cell table:style-name="ce6" office:value-type="string">
            <text:p><text:s/>see http://www.oooforum.org/forum/viewtopic.phtml?t=59763</text:p>
          </table:table-cell>
          <table:table-cell table:number-columns-repeated="8"/>
        </table:table-row>
        <table:table-row table:style-name="ro8" table:number-rows-repeated="2">
          <table:table-cell/>
          <table:table-cell table:style-name="ce6"/>
          <table:table-cell table:number-columns-repeated="8"/>
        </table:table-row>
        <table:table-row table:style-name="ro2">
          <table:table-cell table:number-columns-repeated="3"/>
          <table:table-cell>
            <draw:control table:end-cell-address="Sheet1.D40" table:end-x="3.935cm" table:end-y="0.207cm" draw:z-index="12" draw:text-style-name="P1" svg:width="3.508cm" svg:height="0.807cm" svg:x="0.426cm" svg:y="0.302cm" draw:control="control13"/>
          </table:table-cell>
          <table:table-cell table:number-columns-repeated="6"/>
        </table:table-row>
        <table:table-row table:style-name="ro2">
          <table:table-cell office:value-type="float" office:value="20">
            <text:p>20</text:p>
          </table:table-cell>
          <table:table-cell office:value-type="float" office:value="30">
            <text:p>30</text:p>
          </table:table-cell>
          <table:table-cell office:value-type="float" office:value="11">
            <text:p>11</text:p>
          </table:table-cell>
          <table:table-cell office:value-type="float" office:value="5">
            <text:p>5</text:p>
          </table:table-cell>
          <table:table-cell table:number-columns-repeated="6"/>
        </table:table-row>
        <table:table-row table:style-name="ro2" table:number-rows-repeated="65496">
          <table:table-cell table:number-columns-repeated="10"/>
        </table:table-row>
        <table:table-row table:style-name="ro2">
          <table:table-cell table:number-columns-repeated="10"/>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5106" number:language="en" number:country="NZ">
      <number:day/>
      <number:text>/</number:text>
      <number:month number:style="long"/>
      <number:text>/</number:text>
      <number:year number:style="long"/>
    </number:date-style>
    <number:date-style style:name="N5107" number:language="en" number:country="NZ">
      <number:day/>
      <number:text>-</number:text>
      <number:month number:textual="true"/>
      <number:text>-</number:text>
      <number:year/>
    </number:date-style>
    <number:date-style style:name="N5108" number:language="en" number:country="NZ">
      <number:day/>
      <number:text>-</number:text>
      <number:month number:textual="true"/>
    </number:date-style>
    <number:date-style style:name="N5109" number:language="en" number:country="NZ">
      <number:month number:textual="true"/>
      <number:text>-</number:text>
      <number:year/>
    </number:date-style>
    <number:time-style style:name="N5110" number:language="en" number:country="NZ">
      <number:hours/>
      <number:text>:</number:text>
      <number:minutes number:style="long"/>
      <number:text> </number:text>
      <number:am-pm/>
    </number:time-style>
    <number:time-style style:name="N5111" number:language="en" number:country="NZ">
      <number:hours/>
      <number:text>:</number:text>
      <number:minutes number:style="long"/>
      <number:text>:</number:text>
      <number:seconds number:style="long"/>
      <number:text> </number:text>
      <number:am-pm/>
    </number:time-style>
    <number:time-style style:name="N5112" number:language="en" number:country="NZ">
      <number:hours/>
      <number:text>:</number:text>
      <number:minutes number:style="long"/>
    </number:time-style>
    <number:time-style style:name="N5113" number:language="en" number:country="NZ">
      <number:hours/>
      <number:text>:</number:text>
      <number:minutes number:style="long"/>
      <number:text>:</number:text>
      <number:seconds number:style="long"/>
    </number:time-style>
    <number:date-style style:name="N5114" number:language="en" number:country="NZ">
      <number:day/>
      <number:text>/</number:text>
      <number:month number:style="long"/>
      <number:text>/</number:text>
      <number:year number:style="long"/>
      <number:text> </number:text>
      <number:hours/>
      <number:text>:</number:text>
      <number:minutes number:style="long"/>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6">26/08/2007</text:date>, <text:time>11:16: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Frank Horn</meta:initial-creator>
    <meta:creation-date>2005-11-15T10:28:28</meta:creation-date>
    <dc:creator>Simon Bridger</dc:creator>
    <dc:date>2007-08-26T11:16:13</dc:date>
    <dc:language>en-US</dc:language>
    <meta:editing-cycles>98</meta:editing-cycles>
    <meta:editing-duration>P1DT5H54M30S</meta:editing-duration>
    <meta:user-defined meta:name="Info 1"/>
    <meta:user-defined meta:name="Info 2"/>
    <meta:user-defined meta:name="Info 3"/>
    <meta:user-defined meta:name="Info 4"/>
    <meta:document-statistic meta:table-count="3" meta:cell-count="49" meta:object-count="14"/>
  </office:meta>
</office:document-meta>
</file>

<file path=Basic/Standard/Module1.xml><?xml version="1.0" encoding="utf-8"?>
<!DOCTYPE module  PUBLIC '-//OpenOffice.org//DTD OfficeDocument 1.0//EN'  'module.dtd'>
<script:module xmlns:script="http://openoffice.org/2000/script" script:name="Module1" script:language="StarBasic">REM  *****  BASIC  *****
REM  Realterm Demo for OpenOffice. 
REM  Send data from Spreadsheet cell to 4 Digit display

Global RT As Object  'public doesn't seem to be persistent in openoffice
Global rListener

Public Sub Realterm_Open
   Set RT = CreateObject("Realterm.RealtermIntf")
   RT.HalfDuplex = True  'so you can see what we send out through the port...
   RT.Caption = "Realterm Controlled from OpenOffice Calc"
   RT.portopen = True  'port is always closed when starting by automation
   RT.SelectTabSheet ("I2C")
   
  
 End Sub

Public Sub Realterm_Close
   If Not isnull(RT) Then RT.Close
   Set RT = Nothing
 End Sub

Public Sub Realterm_Hide
   RT.Visible = Not RT.Visible
 End Sub

Public Sub Realterm_SendStringToLED(S As String)

   'You need the I2CHelper DLL, and to register it for this to work
   'http://www.i2cchip.com/digital_display_module.html#I2CHelper DLL
   Dim IH As Object
    
   Set IH = CreateObject("I2CHelper.M5451")
   RT.PutString("G2") 'display is on I2CBus#2
   RT.PutString ("YW0000000000") 'this always resets the display
   LED_Data = "Y101" + IH.Str2M5451D4(S)
   RT.PutString (LED_Data)
 End Sub

'------------------------------------
Public Sub Realterm_SendCellToLED
   If isnull(RT) Then RT.Open
   Dim Sheet As Object
   Dim Cell As Object   

   Doc = StarDesktop.CurrentComponent
   Sheet = Doc.Sheets(0)

   Cell = Sheet.getCellByPosition(0, 0) '

   Realterm_SendStringToLED(str(Cell.Value))
 End Sub
 
Public Sub ReadTempAndDisplay
   If isempty(RT) or isnull(RT) Then Realterm_Open    
   Dim Sheet As Object
   Dim Cell As Object   
   Doc = StarDesktop.CurrentComponent
   Sheet = Doc.Sheets(0)
   CellHex = Sheet.getCellByPosition(4, 5) '
   CellDec = Sheet.getCellByPosition(5, 5) '
   CellTemp = Sheet.getCellByPosition(6, 5) '
   
   'What follows is broken up into pieces for clarity. For efficiency, only a single string, with no spaces is required
   RT.PutString("J88") 'Set adaptor control register to suppress EOL
   RT.PutString("G1") 'sensor is on I2CBus#1
   'TMP100 has address of 9E if add pins are left unconnected
   RT.PutString("S 9E 01 60 W 00 P") 'configure TMP100 for 12bit temperatures
   RT.PutString("S 9F 02 P.") 'This is the line that reads the temp as a 2 byte/4hex value
   'I am letting the spreadsheet convert counts in hex, to temperature. You could do it here also
   CellHex.string= RT.WaitForDataTrigger(20)
   Realterm_SendStringToLED(CellTemp.string)
end sub
Public Sub ReadSensirion
   If isempty(RT) or isnull(RT) Then Realterm_Open    
   Dim Sheet As Object
   Dim Cell As Object   
   Doc = StarDesktop.CurrentComponent
   Sheet = Doc.Sheets(0)
   CellHexTemp = Sheet.getCellByPosition(4, 6) '
   CellDec = Sheet.getCellByPosition(5, 6) '
   CellTemp = Sheet.getCellByPosition(6, 6) '
 
   CellHexHum = Sheet.getCellByPosition(7, 6) 

   'What follows is broken up into pieces for clarity. For efficiency, only a single string, with no spaces is required
   RT.PutString("J88") 'Set adaptor control register to suppress EOL
   RT.PutString("G3") 'sensor is on I2CBus#1
   RT.PutString("PY1WFFFFP O 007F 003F 007F 00FF 00BF 003FYW03Y1R01L0100YR01Y1W00YR01Y1WFFP .") 'read temp
   S= RT.WaitForDataTrigger(20)
   CellHexTemp.string=Mid (S,3,4) 'remove the first 2 hex chars
   'wait(500) 'must wait for sensirion sensor
   RT.PutString("O 007F 003F 007F 00FF 00BF 003FYW05Y1R01L0050YR01Y1W00YR01Y1WFFP .") 'read humidity
   S=RT.WaitForDataTrigger(20)
   CellHexHum.string= Mid(S,3,4) 'remove the first 2 hex chars
   
   'CellHex.string= RT.WaitForDataTrigger(20)
                                                          


  

end sub

Public Sub Realterm_SetComClick1
   Realterm_SetComFromCell(2,8)
end sub 
Public Sub Realterm_SetComClick2
   Realterm_SetComFromCell(2,9)
end Sub
  
Public Sub Realterm_SetComFromCell(X as integer,Y as integer)
   Doc = StarDesktop.CurrentComponent
   Sheet = Doc.Sheets(0)
   Cell = Sheet.getCellByPosition(X, Y) '

  RT.Port=Cell.String  
end sub 

'----------------------------------------------------------- 
 Sub XraySheetObject
   Dim Sheet As Object   

   Doc = StarDesktop.CurrentComponent
   Sheet = Doc.Sheets(0)

   XRay Sheet
   
   End Sub
 Sub XrayCellObject
   Dim Sheet As Object
   Dim Cell As Object   

   Doc = StarDesktop.CurrentComponent
   Sheet = Doc.Sheets(0)
   Cell = Sheet.getCellByPosition(0, 0)
   XRay Cell
   
   End Sub
Sub XrayRealtermObject
   XRay RT  'Xray doesnt seem to show very useful info about COM objects!
End Sub
'---------------------------------------------------------
'   Timer routines
' They use the code in the beanshell module "timer"
' as OOBasic has no way to do timers or callbacks, and so has to use java to do it.
' see http://www.oooforum.org/forum/viewtopic.phtml?t=59763
'---------------------------------------------------------
'Global oP

'----- My routines to run the temperature reading 50 times. Needs the hardware  ---------
' Currently this is not able to call Realterm without crashing.... 
Sub StartTempUpdateTimer
oP3 = GenerateTimerPropertySet() 
oJob3 = createUnoListener("JOB3_", "com.sun.star.task.XJobExecutor") 
oP3.xJob = oJob3 
oP3.lMaxIterations    = 1 
oP3.lPeriodInMilliSec = 2000 
oP3.start() 
End Sub

sub JOB3_trigger(s as String) 
IncCell
  'ReadTempAndDisplay
  'RT.PutString ("?")
  'Realterm_SendCellToLED 
End Sub 

sub IncCell
  oCell = ThisComponent.sheets.getByIndex(0).getCellByPosition(2,38) 
  oCell.Value = oCell.Value + 1
End Sub
'------------- Original routines from the forum example ------------------
Sub CreateDemoTimers 
oP = GenerateTimerPropertySet() 
oJob1 = createUnoListener("JOB1_", "com.sun.star.task.XJobExecutor") 
oP.xJob = oJob1 
oP.lMaxIterations    = 5 
oP.lPeriodInMilliSec = 4000 
oP.start() 

oP2 = GenerateTimerPropertySet() 
oJob2 = createUnoListener("JOB2_", "com.sun.star.task.XJobExecutor") 
oP2.xJob = oJob2 
oP2.lMaxIterations    = 10 
oP2.lPeriodInMilliSec = 2000 
oP2.start() 
End Sub 

function GenerateTimerPropertySet() as Any 
oSP    = ThisComponent.getScriptProvider("") 
oScript = oSP.getScript("vnd.sun.star.script:timer.timer.bsh?language=BeanShell&amp;location=document") 
GenerateTimerPropertySet = oScript.invoke(Array(), Array(), Array() 
end function 

sub JOB1_trigger(s as String) 
oCell = ThisComponent.sheets.getByIndex(0).getCellByPosition(0,38) 
oCell.Value = oCell.Value + 1 
IncCell
end sub 

sub JOB2_trigger(s as String) 
oCell = ThisComponent.sheets.getByIndex(0).getCellByPosition(1,38) 
oCell.Value = oCell.Value + 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